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55cm" svg:height="2.71cm" svg:x="6.18cm" svg:y="5.255cm">
          <text:p text:style-name="P1">Relationship Manager</text:p>
          <text:p text:style-name="P1">(RM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1.07cm" svg:y="2.045cm">
          <text:p text:style-name="P1">code</text:p>
          <text:p text:style-name="P1"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4.445cm" svg:height="2.54cm" svg:x="14.755cm" svg:y="2.045cm">
          <text:p text:style-name="P1">documentation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4.445cm" svg:height="2.54cm" svg:x="1.07cm" svg:y="5.32cm">
          <text:p text:style-name="P1">Code Manager</text:p>
          <text:p text:style-name="P1">(DM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85cm" svg:height="2.54cm" svg:x="13.385cm" svg:y="5.32cm">
          <text:p text:style-name="P1">Documentation Manager</text:p>
          <text:p text:style-name="P1">(DM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755cm" svg:y1="7.995cm" svg:x2="8.755cm" svg:y2="8.765cm">
          <text:p/>
        </draw:line>
        <draw:line draw:style-name="gr2" draw:text-style-name="P1" draw:layer="layout" svg:x1="5.545cm" svg:y1="6.615cm" svg:x2="6.315cm" svg:y2="6.615cm">
          <text:p/>
        </draw:line>
        <draw:custom-shape draw:style-name="gr1" draw:text-style-name="P1" draw:layer="layout" svg:width="4.445cm" svg:height="2.54cm" svg:x="7.15cm" svg:y="8.765cm">
          <text:p text:style-name="P1">relationships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3" draw:text-style-name="P1" draw:layer="layout" svg:x1="3.275cm" svg:y1="4.585cm" svg:x2="3.275cm" svg:y2="5.32cm">
          <text:p/>
        </draw:line>
        <draw:line draw:style-name="gr3" draw:text-style-name="P1" draw:layer="layout" svg:x1="16.975cm" svg:y1="4.586cm" svg:x2="16.975cm" svg:y2="5.321cm">
          <text:p/>
        </draw:line>
        <draw:line draw:style-name="gr2" draw:text-style-name="P1" draw:layer="layout" svg:x1="13.365cm" svg:y1="6.615cm" svg:x2="12.73cm" svg:y2="6.615cm">
          <text:p/>
        </draw:line>
        <draw:line draw:style-name="gr2" draw:text-style-name="P1" draw:layer="layout" svg:x1="10.025cm" svg:y1="8.765cm" svg:x2="10.025cm" svg:y2="7.8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3-02-13T17:23:00</meta:creation-date>
    <dc:date>2013-03-14T08:35:09</dc:date>
    <dc:creator>Derek Qian</dc:creator>
    <meta:editing-duration>PT03H38M17S</meta:editing-duration>
    <meta:editing-cycles>4</meta:editing-cycles>
    <meta:generator>OpenOffice.org/3.2$Linux OpenOffice.org_project/320m19$Build-9505</meta:generator>
    <meta:document-statistic meta:object-count="12"/>
  </office:meta>
</office:document-meta>
</file>